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8pt" fo:language="fr" fo:country="FR" style:font-size-asian="18pt" style:font-size-complex="18pt"/>
    </style:style>
    <style:style style:name="P2" style:family="paragraph" style:parent-style-name="Footer">
      <style:paragraph-properties fo:text-align="center" style:justify-single-word="false"/>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officeooo:paragraph-rsid="0016c1fb"/>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language="fr" fo:country="FR"/>
    </style:style>
    <style:style style:name="P7" style:family="paragraph" style:parent-style-name="Text_20_body" style:list-style-name="L1">
      <style:paragraph-properties fo:margin-top="0cm" fo:margin-bottom="0cm" loext:contextual-spacing="false"/>
      <style:text-properties fo:language="fr" fo:country="FR"/>
    </style:style>
    <style:style style:name="P8" style:family="paragraph" style:parent-style-name="First_20_paragraph">
      <style:text-properties officeooo:paragraph-rsid="0016c1fb"/>
    </style:style>
    <style:style style:name="P9" style:family="paragraph" style:parent-style-name="First_20_paragraph" style:list-style-name="L2">
      <style:text-properties officeooo:paragraph-rsid="0016c1f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fr" fo:country="FR"/>
    </style:style>
    <style:style style:name="T6" style:family="text">
      <style:text-properties fo:language="fr" fo:country="FR" fo:font-style="normal" fo:font-weight="normal" style:font-style-asian="normal" style:font-weight-asian="normal" style:font-style-complex="normal" style:font-weight-complex="normal"/>
    </style:style>
    <style:style style:name="T7" style:family="text">
      <style:text-properties fo:language="fr" fo:country="FR" fo:font-style="italic" style:font-style-asian="italic" style:font-style-complex="italic"/>
    </style:style>
    <style:style style:name="T8" style:family="text">
      <style:text-properties fo:language="fr" fo:country="FR" fo:font-style="italic" fo:font-weight="bold" style:font-style-asian="italic" style:font-weight-asian="bold" style:font-style-complex="italic" style:font-weight-complex="bold"/>
    </style:style>
    <style:style style:name="T9" style:family="text">
      <style:text-properties fo:language="fr" fo:country="FR" officeooo:rsid="0016c1fb"/>
    </style:style>
    <style:style style:name="T10" style:family="text">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T11" style:family="text">
      <style:text-properties fo:font-size="14pt" fo:language="fr" fo:country="FR" fo:font-style="normal" fo:font-weight="normal" style:font-size-asian="14pt" style:font-style-asian="normal" style:font-weight-asian="normal" style:font-size-complex="14pt" style:font-style-complex="normal" style:font-weight-complex="normal"/>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égooglisons Internet an 2 : cinq nouvelles raisons de se débarrasser des géants du web.</text:h>
      <text:h text:style-name="Heading_20_2" text:outline-level="2"><text:span text:style-name="T11">Pour entamer la deuxième année de sa campagne de propositions d’alternatives aux services de Google &amp; consorts, l’</text:span><text:a xlink:type="simple" xlink:href="http://framasoft.org/" text:style-name="Internet_20_link" text:visited-style-name="Visited_20_Internet_20_Link"><text:span text:style-name="Definition"><text:span text:style-name="T11">association Framasoft</text:span></text:span></text:a><text:span text:style-name="T11"> annonce, dès le 5 octobre, cinq nouveaux services issus du Logiciel Libre.</text:span></text:h>
      <text:p text:style-name="First_20_paragraph"><text:span text:style-name="T5"/></text:p>
      <text:p text:style-name="First_20_paragraph"><text:span text:style-name="T5">La première année de la campagne « </text:span><text:a xlink:type="simple" xlink:href="http://degooglisons-internet.org/" text:style-name="Internet_20_link" text:visited-style-name="Visited_20_Internet_20_Link"><text:span text:style-name="Definition"><text:span text:style-name="T5">Dégooglisons Internet</text:span></text:span></text:a><text:span text:style-name="T5"> », lancée en octobre 2014 par Framasoft, fut un succès dans chacun des buts fixés :</text:span></text:p>
      <text:p text:style-name="Text_20_body"><text:span text:style-name="T5"/></text:p>
      <text:list xml:id="list613218465197774411" text:style-name="L1">
        <text:list-item>
          <text:p text:style-name="P7">Le partage d’expérience par le biais de tutoriels et la mise en valeur d’autres démarches ont initié un mouvement d’<text:span text:style-name="T2">essaimage</text:span> pour plus de services Libres, Éthiques, Décentralisés et Solidaires sur Internet.</text:p>
        </text:list-item>
        <text:list-item>
          <text:p text:style-name="P5"><text:span text:style-name="T5">Grâce au soutien des bénévoles et des donateurs, l’association a pu </text:span><text:span text:style-name="T8">proposer des alternatives</text:span><text:span text:style-name="T5"> : 14 services à ce jour (dont un </text:span><text:a xlink:type="simple" xlink:href="http://framabee.org/" text:style-name="Internet_20_link" text:visited-style-name="Visited_20_Internet_20_Link"><text:span text:style-name="Definition"><text:span text:style-name="T5">moteur de recherche</text:span></text:span></text:a><text:span text:style-name="T5"> et un </text:span><text:a xlink:type="simple" xlink:href="http://framasphere.org/" text:style-name="Internet_20_link" text:visited-style-name="Visited_20_Internet_20_Link"><text:span text:style-name="Definition"><text:span text:style-name="T5">réseau social</text:span></text:span></text:a><text:span text:style-name="T5">).</text:span></text:p>
        </text:list-item>
        <text:list-item>
          <text:p text:style-name="P7">De nombreuses conférences, interventions et reprises dans les médias nationaux leur ont permis de <text:span text:style-name="T2">sensibiliser le public</text:span> aux enjeux liés à GAFAM (Google, Apple, Facebook, Amazon et Microsoft).</text:p>
        </text:list-item>
      </text:list>
      <text:p text:style-name="P6"/>
      <text:p text:style-name="P8"><text:span text:style-name="T5">Pour la deuxième année de ce plan triennal, ce réseau d’éducation populaire au Libre a décidé de frapper fort, en proposant début octobre cinq nouveaux services (un par jour)</text:span><text:span text:style-name="T9"> :</text:span></text:p>
      <text:p text:style-name="P4"><text:span text:style-name="T5"/></text:p>
      <text:list xml:id="list8675236948544300738" text:style-name="L2">
        <text:list-item>
          <text:p text:style-name="P9"><text:span text:style-name="T7">Lundi 5/10</text:span><text:span text:style-name="T5"> : </text:span><text:a xlink:type="simple" xlink:href="http://framadrive.org/" text:style-name="Internet_20_link" text:visited-style-name="Visited_20_Internet_20_Link"><text:span text:style-name="Definition"><text:span text:style-name="T5">Framadrive</text:span></text:span></text:a><text:span text:style-name="T5">, une alternative à Dropbox et Google Drive qui offrira 2Go de stockage pour synchroniser ses fichiers.</text:span></text:p>
        </text:list-item>
        <text:list-item>
          <text:p text:style-name="P9"><text:span text:style-name="T7">Mardi 6/10</text:span><text:span text:style-name="T5"> : </text:span><text:a xlink:type="simple" xlink:href="http://framapad.org/" text:style-name="Internet_20_link" text:visited-style-name="Visited_20_Internet_20_Link"><text:span text:style-name="Definition"><text:span text:style-name="T5">Framapad</text:span></text:span></text:a><text:span text:style-name="T5"> (éditeur de texte collaboratif) accueillera </text:span><text:a xlink:type="simple" xlink:href="http://mypads.framapad.org/" text:style-name="Internet_20_link" text:visited-style-name="Visited_20_Internet_20_Link"><text:span text:style-name="Definition"><text:span text:style-name="T5">MyPads</text:span></text:span></text:a><text:span text:style-name="T5">, un gestionnaire de documents privés et de groupes d’édition, et devient ainsi une alternative sérieuse face à Google Docs.</text:span></text:p>
        </text:list-item>
        <text:list-item>
          <text:p text:style-name="P9"><text:span text:style-name="T7">Mercredi 7/10</text:span><text:span text:style-name="T5"> : </text:span><text:a xlink:type="simple" xlink:href="http://framaboard.org/" text:style-name="Internet_20_link" text:visited-style-name="Visited_20_Internet_20_Link"><text:span text:style-name="Definition"><text:span text:style-name="T5">Framaboard</text:span></text:span></text:a><text:span text:style-name="T5">, à l’instar de Trello, permettra à tout un chacun de gérer des projets, qu’ils soient simples ou complexes, en ligne et de façon collaborative (par exemple projets associatifs, organisation d’un mariage, lancement d’un nouveau produit, etc.).</text:span></text:p>
        </text:list-item>
        <text:list-item>
          <text:p text:style-name="P9"><text:span text:style-name="T7">Jeudi 8/10</text:span><text:span text:style-name="T5"> : </text:span><text:a xlink:type="simple" xlink:href="http://framadate.org/" text:style-name="Internet_20_link" text:visited-style-name="Visited_20_Internet_20_Link"><text:span text:style-name="Definition"><text:span text:style-name="T5">Framadate</text:span></text:span></text:a><text:span text:style-name="T5">, le « Doodle » libre (et service le plus utilisé de Framasoft), sortira dans une version améliorée, réécrite, et enrichie de nouvelles fonctionnalités. </text:span></text:p>
        </text:list-item>
        <text:list-item>
          <text:p text:style-name="P9"><text:span text:style-name="T7">Vendredi 9/10</text:span><text:span text:style-name="T5"> : </text:span><text:a xlink:type="simple" xlink:href="http://framadrop.org/" text:style-name="Internet_20_link" text:visited-style-name="Visited_20_Internet_20_Link"><text:span text:style-name="Definition"><text:span text:style-name="T5">Framadrop</text:span></text:span></text:a><text:span text:style-name="T5">, outil de partage de fichiers, ira plus loin que son pendant privatif WeTransfer en proposant le chiffrement des fichiers utilisateurs avant même leur envoi au serveur. Partager ses photos de vacances ne posera plus de problèmes de vie privée !</text:span></text:p>
        </text:list-item>
      </text:list>
      <text:p text:style-name="P3"/>
      <text:p text:style-name="P3"/>
      <text:p text:style-name="P3"><text:soft-page-break/>Ce n’est là que le début de cette nouvelle saison de reconquête des Internets, faits par et pour les usagers. D’autres services seront proposés tout au long de 2015-2016, pour démontrer que le Logiciel Libre apporte des alternatives concrètes aux géants du web. En parallèle, Framasoft se donne pour but de mettre en valeur, rassembler et essaimer les initiatives, nombreuses et florissantes, qui hébergent des services respectant vraiment leurs usagers.</text:p>
      <text:p text:style-name="Text_20_body"><text:span text:style-name="T5">Le lancement de cette nouvelle campagne s’accompagne d’un </text:span><text:a xlink:type="simple" xlink:href="https://soutenir.framasoft.org/" text:style-name="Internet_20_link" text:visited-style-name="Visited_20_Internet_20_Link"><text:span text:style-name="Definition"><text:span text:style-name="T5">appel aux dons</text:span></text:span></text:a><text:span text:style-name="T5">, qui font vivre l’association et lui assurent son indépendance, ainsi que d’un </text:span><text:a xlink:type="simple" xlink:href="http://framacolibris.org/" text:style-name="Internet_20_link" text:visited-style-name="Visited_20_Internet_20_Link"><text:span text:style-name="Definition"><text:span text:style-name="T5">appel aux bonnes volontés</text:span></text:span></text:a><text:span text:style-name="T5"> pour participer aux actions menées par Framasoft.</text:span></text:p>
      <text:p text:style-name="P3">Le petit village libriste de l’an dernier n’est plus en résistance contre l’empire GAFAM : il part à la reconquête du web. Par Toutatis, souhaitons-lui bonne ch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0-01T17:12:25.262454721</dc:date>
    <meta:editing-duration>PT3M31S</meta:editing-duration>
    <meta:editing-cycles>1</meta:editing-cycles>
    <meta:document-statistic meta:table-count="0" meta:image-count="0" meta:object-count="0" meta:page-count="2" meta:paragraph-count="16" meta:word-count="490" meta:character-count="3079" meta:non-whitespace-character-count="2611"/>
    <meta:generator>LibreOffice/4.4.2.2$Linux_X86_64 LibreOffice_project/40m0$Build-2</meta:generator>
  </office:meta>
</office:document-meta>
</file>